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9ae" draw:textarea-horizontal-align="justify" draw:textarea-vertical-align="top" draw:auto-grow-height="false" fo:min-height="17.848cm" fo:min-width="9.652cm"/>
    </style:style>
    <style:style style:name="gr2" style:family="graphic" style:parent-style-name="standard">
      <style:graphic-properties draw:fill-color="#fcd3c1" draw:textarea-horizontal-align="justify" draw:textarea-vertical-align="top" draw:auto-grow-height="false" fo:min-height="11.942cm" fo:min-width="9.652cm"/>
    </style:style>
    <style:style style:name="gr3" style:family="graphic" style:parent-style-name="standard">
      <style:graphic-properties draw:textarea-horizontal-align="justify" draw:textarea-vertical-align="middle" draw:auto-grow-height="false" fo:min-height="1.028cm" fo:min-width="5.088cm"/>
    </style:style>
    <style:style style:name="gr4" style:family="graphic" style:parent-style-name="standard">
      <style:graphic-properties draw:textarea-horizontal-align="justify" draw:textarea-vertical-align="middle" draw:auto-grow-height="false" fo:min-height="2.598cm" fo:min-width="5.85cm"/>
    </style:style>
    <style:style style:name="gr5" style:family="graphic" style:parent-style-name="standard">
      <style:graphic-properties draw:textarea-horizontal-align="justify" draw:textarea-vertical-align="middle" draw:auto-grow-height="false" fo:min-height="0.92cm" fo:min-width="4.83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9ae"/>
      <style:paragraph-properties fo:text-align="center"/>
    </style:style>
    <style:style style:name="P3" style:family="paragraph">
      <loext:graphic-properties draw:fill-color="#fcd3c1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style:use-window-font-color="true" fo:font-size="12pt" style:font-size-asian="12pt" style:font-size-complex="12pt"/>
    </style:style>
    <style:style style:name="P6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0.152cm" svg:height="18.098cm" svg:x="13.978cm" svg:y="4.726cm">
          <text:p text:style-name="P1">Receive.p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52cm" svg:height="12.192cm" svg:x="-2.54cm" svg:y="-4.572cm">
          <text:p text:style-name="P1">Send.py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5.588cm" svg:height="1.278cm" svg:x="0.762cm" svg:y="1.264cm">
          <text:p text:style-name="P4"><text:span text:style-name="T1">Capture 100 packets </text:span></text:p>
          <text:p text:style-name="P4"><text:span text:style-name="T1">from 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5.588cm" svg:height="1.278cm" svg:x="0.762cm" svg:y="-0.936cm">
          <text:p text:style-name="P4"><text:span text:style-name="T1">Create Queue in </text:span></text:p>
          <text:p text:style-name="P4"><text:span text:style-name="T1">that channe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5.588cm" svg:height="1.278cm" svg:x="0.762cm" svg:y="-3.236cm">
          <text:p text:style-name="P4"><text:span text:style-name="T1">Create Channe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588cm" svg:height="1.278cm" svg:x="0.762cm" svg:y="3.364cm">
          <text:p text:style-name="P4"><text:span text:style-name="T1">Save packets with </text:span></text:p>
          <text:p text:style-name="P4"><text:span text:style-name="T1">unique file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5.588cm" svg:height="1.278cm" svg:x="0.762cm" svg:y="5.564cm">
          <text:p text:style-name="P1"><text:span text:style-name="T2">Send filename </text:span></text:p>
          <text:p text:style-name="P1"><text:span text:style-name="T2">to the que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5.588cm" svg:height="1.278cm" svg:x="15.54cm" svg:y="5.546cm">
          <text:p text:style-name="P4"><text:span text:style-name="T1">Accept filename </text:span></text:p>
          <text:p text:style-name="P4"><text:span text:style-name="T1">from the Que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5.588cm" svg:height="1.278cm" svg:x="15.54cm" svg:y="7.946cm">
          <text:p text:style-name="P4"><text:span text:style-name="T1">Locate pcap file </text:span></text:p>
          <text:p text:style-name="P4"><text:span text:style-name="T1">from file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5.588cm" svg:height="1.278cm" svg:x="15.54cm" svg:y="10.146cm">
          <text:p text:style-name="P4"><text:span text:style-name="T1">Convert to </text:span></text:p>
          <text:p text:style-name="P4"><text:span text:style-name="T1">CSV forma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0" draw:id="id10" draw:layer="layout" svg:width="5.588cm" svg:height="1.278cm" svg:x="15.54cm" svg:y="12.246cm">
          <text:p text:style-name="P4"><text:span text:style-name="T1">Data </text:span></text:p>
          <text:p text:style-name="P4"><text:span text:style-name="T1">process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5.588cm" svg:height="1.278cm" svg:x="15.54cm" svg:y="14.546cm">
          <text:p text:style-name="P4"><text:span text:style-name="T1">Data </text:span></text:p>
          <text:p text:style-name="P4"><text:span text:style-name="T1">Enco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2" draw:id="id12" draw:layer="layout" svg:width="5.588cm" svg:height="1.278cm" svg:x="15.54cm" svg:y="16.846cm">
          <text:p text:style-name="P4"><text:span text:style-name="T1">Evaluate the record </text:span></text:p>
          <text:p text:style-name="P4"><text:span text:style-name="T1">with classifier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3" draw:id="id13" draw:layer="layout" svg:width="5.588cm" svg:height="1.278cm" svg:x="15.54cm" svg:y="19.246cm">
          <text:p text:style-name="P4"><text:span text:style-name="T1">Label the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4" draw:id="id14" draw:layer="layout" svg:width="5.588cm" svg:height="1.278cm" svg:x="15.54cm" svg:y="21.546cm">
          <text:p text:style-name="P4"><text:span text:style-name="T1">Write to </text:span></text:p>
          <text:p text:style-name="P4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6.35cm" svg:height="2.848cm" svg:x="7.612cm" svg:y="4.7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334cm" svg:height="1.17cm" svg:x="8.12cm" svg:y="5.59cm">
          <text:p text:style-name="P7"><text:span text:style-name="T2">Que</text:span><text:span text:style-name="T2">ue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3.556cm" svg:y1="-1.958cm" svg:x2="3.556cm" svg:y2="-0.936cm" draw:start-shape="id1" draw:start-glue-point="2" draw:end-shape="id2" draw:end-glue-point="0" svg:d="M3556-1958v1022" svg:viewBox="0 0 1 1023">
          <text:p/>
        </draw:connector>
        <draw:connector draw:style-name="gr6" draw:text-style-name="P8" draw:layer="layout" draw:type="line" svg:x1="3.556cm" svg:y1="0.342cm" svg:x2="3.556cm" svg:y2="1.264cm" draw:start-shape="id2" draw:start-glue-point="2" draw:end-shape="id3" draw:end-glue-point="0" svg:d="M3556 342v922" svg:viewBox="0 0 1 923">
          <text:p/>
        </draw:connector>
        <draw:connector draw:style-name="gr6" draw:text-style-name="P8" draw:layer="layout" draw:type="line" svg:x1="3.556cm" svg:y1="2.542cm" svg:x2="3.556cm" svg:y2="3.364cm" draw:start-shape="id3" draw:start-glue-point="2" draw:end-shape="id4" draw:end-glue-point="0" svg:d="M3556 2542v822" svg:viewBox="0 0 1 823">
          <text:p/>
        </draw:connector>
        <draw:connector draw:style-name="gr6" draw:text-style-name="P8" draw:layer="layout" draw:type="line" svg:x1="3.556cm" svg:y1="4.642cm" svg:x2="3.556cm" svg:y2="5.564cm" draw:start-shape="id4" draw:start-glue-point="2" draw:end-shape="id5" svg:d="M3556 4642v922" svg:viewBox="0 0 1 923">
          <text:p/>
        </draw:connector>
        <draw:connector draw:style-name="gr6" draw:text-style-name="P8" draw:layer="layout" draw:type="line" svg:x1="6.35cm" svg:y1="6.203cm" svg:x2="7.612cm" svg:y2="6.196cm" draw:start-shape="id5" draw:start-glue-point="1" draw:end-shape="id6" svg:d="M6350 6203l1262-7" svg:viewBox="0 0 1263 8">
          <text:p/>
        </draw:connector>
        <draw:connector draw:style-name="gr6" draw:text-style-name="P8" draw:layer="layout" draw:type="line" svg:x1="13.962cm" svg:y1="6.196cm" svg:x2="15.54cm" svg:y2="6.185cm" draw:start-shape="id6" draw:start-glue-point="1" draw:end-shape="id7" svg:d="M13962 6196l1578-11" svg:viewBox="0 0 1579 12">
          <text:p/>
        </draw:connector>
        <draw:connector draw:style-name="gr6" draw:text-style-name="P8" draw:layer="layout" draw:type="line" svg:x1="18.334cm" svg:y1="6.824cm" svg:x2="18.334cm" svg:y2="7.946cm" draw:start-shape="id7" draw:start-glue-point="2" draw:end-shape="id8" draw:end-glue-point="0" svg:d="M18334 6824v1122" svg:viewBox="0 0 1 1123">
          <text:p/>
        </draw:connector>
        <draw:connector draw:style-name="gr6" draw:text-style-name="P8" draw:layer="layout" draw:type="line" svg:x1="18.334cm" svg:y1="9.224cm" svg:x2="18.334cm" svg:y2="10.146cm" draw:start-shape="id8" draw:start-glue-point="2" draw:end-shape="id9" draw:end-glue-point="0" svg:d="M18334 9224v922" svg:viewBox="0 0 1 923">
          <text:p/>
        </draw:connector>
        <draw:connector draw:style-name="gr6" draw:text-style-name="P8" draw:layer="layout" draw:type="line" svg:x1="18.334cm" svg:y1="11.424cm" svg:x2="18.334cm" svg:y2="12.246cm" draw:start-shape="id9" draw:start-glue-point="2" draw:end-shape="id10" draw:end-glue-point="0" svg:d="M18334 11424v822" svg:viewBox="0 0 1 823">
          <text:p/>
        </draw:connector>
        <draw:connector draw:style-name="gr6" draw:text-style-name="P8" draw:layer="layout" draw:type="line" svg:x1="18.334cm" svg:y1="13.524cm" svg:x2="18.334cm" svg:y2="14.546cm" draw:start-shape="id10" draw:start-glue-point="2" draw:end-shape="id11" draw:end-glue-point="0" svg:d="M18334 13524v1022" svg:viewBox="0 0 1 1023">
          <text:p/>
        </draw:connector>
        <draw:connector draw:style-name="gr6" draw:text-style-name="P8" draw:layer="layout" draw:type="line" svg:x1="18.334cm" svg:y1="15.824cm" svg:x2="18.334cm" svg:y2="16.846cm" draw:start-shape="id11" draw:start-glue-point="2" draw:end-shape="id12" draw:end-glue-point="0" svg:d="M18334 15824v1022" svg:viewBox="0 0 1 1023">
          <text:p/>
        </draw:connector>
        <draw:connector draw:style-name="gr6" draw:text-style-name="P8" draw:layer="layout" draw:type="line" svg:x1="18.334cm" svg:y1="18.124cm" svg:x2="18.334cm" svg:y2="19.246cm" draw:start-shape="id12" draw:start-glue-point="2" draw:end-shape="id13" draw:end-glue-point="0" svg:d="M18334 18124v1122" svg:viewBox="0 0 1 1123">
          <text:p/>
        </draw:connector>
        <draw:connector draw:style-name="gr6" draw:text-style-name="P8" draw:layer="layout" draw:type="line" svg:x1="18.334cm" svg:y1="20.524cm" svg:x2="18.334cm" svg:y2="21.546cm" draw:start-shape="id13" draw:start-glue-point="2" draw:end-shape="id14" draw:end-glue-point="0" svg:d="M18334 20524v1022" svg:viewBox="0 0 1 1023">
          <text:p/>
        </draw:connector>
        <draw:connector draw:style-name="gr6" draw:text-style-name="P8" draw:layer="layout" draw:type="line" svg:x1="18.334cm" svg:y1="22.824cm" svg:x2="18.334cm" svg:y2="22.824cm" draw:start-shape="id14" draw:start-glue-point="2" draw:end-shape="id14" svg:d="M18334 22824z" svg:viewBox="0 0 1 1">
          <text:p/>
        </draw:connector>
        <draw:connector draw:style-name="gr6" draw:text-style-name="P8" draw:layer="layout" draw:line-skew="1.231cm" svg:x1="21.128cm" svg:y1="22.185cm" svg:x2="21.128cm" svg:y2="6.185cm" draw:start-shape="id14" draw:start-glue-point="1" draw:end-shape="id7" draw:end-glue-point="1" svg:d="M21128 22185h1732v-16000h-1732" svg:viewBox="0 0 1733 16001">
          <text:p/>
        </draw:connector>
        <draw:connector draw:style-name="gr6" draw:text-style-name="P8" draw:layer="layout" draw:line-skew="-1.277cm" svg:x1="0.762cm" svg:y1="6.203cm" svg:x2="0.762cm" svg:y2="1.903cm" draw:start-shape="id5" draw:start-glue-point="3" draw:end-shape="id3" svg:d="M762 6203h-1778v-4300h1778" svg:viewBox="0 0 1779 4301">
          <text:p/>
        </draw:connecto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09:15:09.322197275</meta:creation-date>
    <dc:date>2019-07-17T10:32:09.996962527</dc:date>
    <meta:editing-duration>PT51M37S</meta:editing-duration>
    <meta:editing-cycles>4</meta:editing-cycles>
    <meta:generator>LibreOffice/6.0.7.3$Linux_X86_64 LibreOffice_project/00m0$Build-3</meta:generator>
    <meta:document-statistic meta:object-count="56"/>
  </office:meta>
</office:document-meta>
</file>